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2000010200002469000019336D173A0B.wm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77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93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9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211cm"/>
    </style:style>
    <style:style style:name="pr1" style:family="presentation" style:parent-style-name="Title1-title" style:list-style-name="L7">
      <style:graphic-properties draw:stroke="none" draw:fill="none" draw:fill-color="#bbe0e3" draw:textarea-horizontal-align="justify" draw:textarea-vertical-align="middle" draw:auto-grow-height="true" draw:auto-grow-width="false" fo:min-height="5.83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title" style:list-style-name="L7">
      <style:graphic-properties draw:stroke="none" draw:fill="none" draw:fill-color="#bbe0e3" draw:textarea-horizontal-align="justify" draw:textarea-vertical-align="middle" draw:auto-grow-height="true" draw:auto-grow-width="false" fo:min-height="5.83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fill-color="#ffffff" draw:auto-grow-height="true" fo:min-height="12.577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outline1">
      <style:graphic-properties draw:fit-to-size="false" fo:min-height="13.609cm"/>
    </style:style>
    <style:style style:name="pr8" style:family="presentation" style:parent-style-name="Default-title">
      <style:graphic-properties fo:min-height="3.507cm"/>
    </style:style>
    <style:style style:name="pr9" style:family="presentation" style:parent-style-name="Default-outline1" style:list-style-name="L8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.008cm" fo:margin-right="0cm" fo:text-align="center" fo:text-indent="0cm" style:writing-mode="lr-tb" style:font-independent-line-spacing="true"/>
      <style:text-properties fo:color="#ffd320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color="#ffd320" fo:font-size="18pt" fo:font-weight="bold" style:font-weight-asian="bold" style:font-weight-complex="bold"/>
    </style:style>
    <style:style style:name="P5" style:family="paragraph">
      <style:text-properties fo:font-size="12.1999998092651pt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0pt"/>
    </style:style>
    <style:style style:name="P9" style:family="paragraph">
      <style:paragraph-properties fo:margin-left="1.27cm" fo:margin-right="0cm" fo:line-height="100%" fo:text-align="center" fo:text-indent="-0.635cm"/>
    </style:style>
    <style:style style:name="P10" style:family="paragraph">
      <style:paragraph-properties fo:margin-left="1.27cm" fo:margin-right="0cm" fo:line-height="100%" fo:text-align="center" fo:text-indent="-0.635cm"/>
      <style:text-properties fo:color="#ff0000" fo:font-size="40pt" fo:font-style="normal" style:font-size-asian="40pt" style:font-style-asian="normal" style:font-size-complex="40pt" style:font-style-complex="normal"/>
    </style:style>
    <style:style style:name="P11" style:family="paragraph">
      <style:paragraph-properties fo:margin-left="1.27cm" fo:margin-right="0cm" fo:line-height="150%" fo:text-indent="-0.635cm"/>
    </style:style>
    <style:style style:name="P12" style:family="paragraph">
      <style:paragraph-properties fo:margin-left="1.27cm" fo:margin-right="0cm" fo:line-height="150%" fo:text-indent="-0.635cm"/>
      <style:text-properties fo:font-size="22pt" style:font-size-asian="22pt" style:font-size-complex="22pt"/>
    </style:style>
    <style:style style:name="P13" style:family="paragraph">
      <style:paragraph-properties>
        <style:tab-stops>
          <style:tab-stop style:position="0cm"/>
        </style:tab-stops>
      </style:paragraph-properties>
      <style:text-properties fo:font-size="32pt"/>
    </style:style>
    <style:style style:name="P14" style:family="paragraph">
      <style:paragraph-properties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15" style:family="paragraph">
      <style:paragraph-properties fo:margin-top="0cm" fo:margin-bottom="0.508cm" fo:line-height="100%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16" style:family="paragraph">
      <style:paragraph-properties fo:margin-left="1.27cm" fo:margin-right="0cm" fo:margin-top="0cm" fo:margin-bottom="0.508cm" fo:line-height="100%" fo:text-indent="-0.635cm">
        <style:tab-stops>
          <style:tab-stop style:position="1.27cm"/>
        </style:tab-stops>
      </style:paragraph-properties>
      <style:text-properties fo:font-size="32pt" style:font-size-asian="32pt" style:font-size-complex="32pt"/>
    </style:style>
    <style:style style:name="P17" style:family="paragraph">
      <style:paragraph-properties fo:margin-top="0cm" fo:margin-bottom="0.508cm" fo:line-height="100%">
        <style:tab-stops>
          <style:tab-stop style:position="0cm"/>
        </style:tab-stops>
      </style:paragraph-properties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18" style:family="paragraph">
      <style:paragraph-properties fo:text-align="center"/>
      <style:text-properties fo:font-size="44pt"/>
    </style:style>
    <style:style style:name="P19" style:family="paragraph">
      <style:paragraph-properties fo:text-align="center"/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" style:family="text">
      <style:text-properties fo:color="#ffd320" fo:font-size="40pt" fo:language="fr" fo:country="BE" style:font-size-asian="40pt" style:font-size-complex="40pt"/>
    </style:style>
    <style:style style:name="T2" style:family="text">
      <style:text-properties fo:color="#ffd320" fo:font-size="24pt" style:font-size-asian="24pt" style:font-size-complex="24pt"/>
    </style:style>
    <style:style style:name="T3" style:family="text">
      <style:text-properties fo:color="#ffd320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0000"/>
    </style:style>
    <style:style style:name="T5" style:family="text">
      <style:text-properties style:use-window-font-color="true"/>
    </style:style>
    <style:style style:name="T6" style:family="text">
      <style:text-properties fo:color="#ff0000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0000" fo:font-size="28pt" style:font-size-asian="28pt" style:font-size-complex="28pt"/>
    </style:style>
    <style:style style:name="T10" style:family="text">
      <style:text-properties style:use-window-font-color="true" fo:font-size="28pt" style:font-size-asian="28pt" style:font-size-complex="28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ff0000" fo:font-size="40pt" style:font-size-asian="40pt" style:font-size-complex="40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8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color="#ff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1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2" style:family="text">
      <style:text-properties fo:color="#ff0000" fo:font-size="32pt" style:font-size-asian="32pt" style:font-size-complex="32pt"/>
    </style:style>
    <style:style style:name="T23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f549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(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prefix="(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prefix="(" style:num-suffix=")" style:num-format="a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ffd6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659cm" svg:height="6.095cm" svg:x="0.165cm" svg:y="5.143cm" presentation:class="title" presentation:user-transformed="true">
          <draw:text-box>
            <text:p text:style-name="P1"><text:span text:style-name="T1">Assessment for All (a4a)</text:span><text:span text:style-name="T1"><text:line-break/></text:span><text:span text:style-name="T2">(13/03/2012, JRC, Italy)</text:span></text:p>
          </draw:text-box>
        </draw:frame>
        <draw:frame draw:style-name="gr1" draw:text-style-name="P4" draw:layer="layout" svg:width="22.218cm" svg:height="4.028cm" svg:x="2.739cm" svg:y="14.186cm">
          <draw:text-box>
            <text:p text:style-name="P3"><text:span text:style-name="T3">Ernesto Jardim </text:span></text:p>
            <text:p text:style-name="P3"><text:span text:style-name="T3">Iago Mosqueira</text:span></text:p>
            <text:p text:style-name="P3"><text:span text:style-name="T3">Chato Osio</text:span></text:p>
            <text:p text:style-name="P3"><text:span text:style-name="T3">Colin Milar</text:span></text:p>
          </draw:text-box>
        </draw:frame>
        <draw:frame presentation:style-name="pr2" draw:text-style-name="P2" draw:layer="layout" svg:width="27.659cm" svg:height="6.095cm" svg:x="28.639cm" svg:y="16.417cm" presentation:class="title" presentation:user-transformed="true">
          <draw:text-box>
            <text:p text:style-name="P1"><text:span text:style-name="T1">Assessment for All (a4a)</text:span><text:span text:style-name="T1"><text:line-break/></text:span><text:span text:style-name="T2">(13/03/2012, JRC, Italy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768cm" svg:height="10.481cm" svg:x="2.913cm" svg:y="2.094cm" draw:page-number="1" presentation:class="page"/>
          <draw:frame presentation:style-name="pr3" draw:text-style-name="P5" draw:layer="layout" svg:width="17.277cm" svg:height="12.577cm" svg:x="2.157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etting the scene</text:p>
          </draw:text-box>
        </draw:frame>
        <draw:frame presentation:style-name="pr5" draw:layer="layout" svg:width="25.191cm" svg:height="15.88cm" svg:x="1.399cm" svg:y="4.446cm" presentation:class="outline" presentation:user-transformed="true">
          <draw:text-box>
            <text:list text:style-name="L3">
              <text:list-item>
                <text:p>DCF 2009 introduced the concept of “<text:span text:style-name="T4">concurrent sampling</text:span>” for metier related variables: <text:span text:style-name="T4">sampling all</text:span> or a predefined assemblage of <text:span text:style-name="T4">species</text:span>, <text:span text:style-name="T4">simultaneously</text:span> in a vessel's catches or landings (2008/949/EC, Annex, Chapter I, 1.b)</text:p>
              </text:list-item>
              <text:list-item>
                <text:p>Sampling must be performed in order to evaluate the <text:span text:style-name="T5">quarterly </text:span><text:span text:style-name="T4">length</text:span><text:span text:style-name="T5"> distribution of species in the </text:span><text:span text:style-name="T4">catches</text:span>, and the <text:span text:style-name="T5">quarterly </text:span><text:span text:style-name="T4">volume of discards</text:span> (B1.1.1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etting the scene in numbers</text:p>
          </draw:text-box>
        </draw:frame>
        <draw:frame presentation:style-name="pr5" draw:layer="layout" svg:width="25.392cm" svg:height="7.788cm" svg:x="1.269cm" svg:y="6.215cm" presentation:class="outline" presentation:user-transformed="true">
          <draw:text-box>
            <text:list text:style-name="L3">
              <text:list-item>
                <text:p>In 2010 DCF costs were <text:span text:style-name="T4">57m </text:span><text:span text:style-name="T6">€</text:span></text:p>
              </text:list-item>
              <text:list-item>
                <text:p>Biological parameters (growth &amp; reproduction) are being collected for <text:span text:style-name="T4">250+</text:span> stocks in waters where European fleets operate.</text:p>
              </text:list-item>
              <text:list-item>
                <text:p>The DCF reports make it difficult to evaluate the number of species each MS is sampling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o what ? (Miles <text:span text:style-name="T7">dixit</text:span>)</text:p>
          </draw:text-box>
        </draw:frame>
        <draw:frame presentation:style-name="pr5" draw:text-style-name="P6" draw:layer="layout" svg:width="25.191cm" svg:height="7.785cm" svg:x="1.399cm" svg:y="7.115cm" presentation:class="outline" presentation:user-transformed="true">
          <draw:text-box>
            <text:p text:style-name="P6">EU fisheries scientists will face the challenge of assessing <text:span text:style-name="T4">250+</text:span> stocks 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etting the scene worldwide</text:p>
          </draw:text-box>
        </draw:frame>
        <draw:frame presentation:style-name="pr7" draw:text-style-name="P7" draw:layer="layout" svg:width="26.661cm" svg:height="13.239cm" svg:x="0.634cm" svg:y="4.711cm" presentation:class="outline" presentation:user-transformed="true">
          <draw:text-box>
            <text:list text:style-name="L3">
              <text:list-item>
                <text:p><text:span text:style-name="T8">US law requires </text:span><text:span text:style-name="T9">all federal fisheries</text:span><text:span text:style-name="T8"> to come up with </text:span><text:span text:style-name="T10">approaches for calculating </text:span><text:span text:style-name="T9">annual catch limits</text:span><text:span text:style-name="T8">, including appropriate </text:span><text:span text:style-name="T9">buffers</text:span><text:span text:style-name="T8"> to account for scientific and management </text:span><text:span text:style-name="T9">uncertainties</text:span><text:span text:style-name="T8"> (Sampson, pers.comm.).</text:span></text:p>
              </text:list-item>
              <text:list-item>
                <text:p><text:span text:style-name="T8">Beddington et.al (2007) show that these intermediate data stocks that are not being scientifically assessed make up for </text:span><text:span text:style-name="T9">30%</text:span><text:span text:style-name="T8"> of stocks in the USA, </text:span><text:span text:style-name="T9">78%</text:span><text:span text:style-name="T8"> in New Zealand, </text:span><text:span text:style-name="T9">48%</text:span><text:span text:style-name="T8"> in Australia, </text:span><text:span text:style-name="T9">61%</text:span><text:span text:style-name="T8"> in the North-East Atlantic. </text:span></text:p>
              </text:list-item>
              <text:list-item>
                <text:p><text:span text:style-name="T8">Roa (pers.comm.) states in Chile </text:span><text:span text:style-name="T9">65%</text:span><text:span text:style-name="T8"> of stocks are not assessed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392cm" svg:height="7.152cm" svg:x="1.299cm" svg:y="6.926cm" presentation:class="outline" presentation:user-transformed="true">
          <draw:text-box>
            <text:p text:style-name="P1"><text:span text:style-name="T11">Dealing with the assessment of these stocks will require a </text:span><text:span text:style-name="T12">change in mindset</text:span><text:span text:style-name="T11"> !!</text:span></text:p>
          </draw:text-box>
        </draw:frame>
        <draw:frame presentation:style-name="pr8" draw:layer="layout" svg:width="25.191cm" svg:height="3.507cm" svg:x="1.401cm" svg:y="0.837cm" presentation:class="title" presentation:user-transformed="true">
          <draw:text-box>
            <text:p>Problem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pportunities</text:p>
          </draw:text-box>
        </draw:frame>
        <draw:frame presentation:style-name="pr5" draw:layer="layout" svg:width="25.191cm" svg:height="15.88cm" svg:x="1.399cm" svg:y="4.446cm" presentation:class="outline" presentation:user-transformed="true">
          <draw:text-box>
            <text:list text:style-name="L3">
              <text:list-item>
                <text:p>Stock assessment as a <text:span text:style-name="T4">data generating</text:span> engine</text:p>
              </text:list-item>
              <text:list-item>
                <text:p><text:span text:style-name="T4">Massive data</text:span> analysis</text:p>
              </text:list-item>
              <text:list-item>
                <text:p><text:span text:style-name="T4">Multi*</text:span> analysis</text:p>
              </text:list-item>
              <text:list-item>
                <text:p>Advise for more species</text:p>
              </text:list-item>
              <text:list-item>
                <text:p><text:span text:style-name="T4">Common</text:span> stock assessment methodology</text:p>
              </text:list-item>
              <text:list-item>
                <text:p><text:span text:style-name="T4">Comparative advise</text:span> analysis</text:p>
              </text:list-item>
              <text:list-item>
                <text:p>Direct input to policies like MSFD, MSP, IMP, CFP, etc</text:p>
              </text:list-item>
              <text:list-item>
                <text:p>Contribute to Ecossystem Based Managem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4a initiative</text:p>
          </draw:text-box>
        </draw:frame>
        <draw:frame presentation:style-name="pr5" draw:layer="layout" svg:width="25.191cm" svg:height="15.88cm" svg:x="1.399cm" svg:y="4.446cm" presentation:class="outline" presentation:user-transformed="true">
          <draw:text-box>
            <text:p><text:span text:style-name="T13">The initiative aims to:</text:span></text:p>
            <text:list text:style-name="L4">
              <text:list-item>
                <text:p><text:s/><text:span text:style-name="T4">develop an assessment method</text:span> targeting stocks that have a reduced knowledge base on biology and moderate time series on exploitation and abundance; </text:p>
              </text:list-item>
              <text:list-item>
                <text:p><text:s/><text:span text:style-name="T4">trigger the discussion</text:span> about the problem of massive stock assessment.</text:p>
              </text:list-item>
            </text:list>
            <text:p><text:span text:style-name="T13">Side objective:</text:span></text:p>
            <text:list text:style-name="L5">
              <text:list-item>
                <text:p><text:span text:style-name="T4"><text:s/></text:span><text:span text:style-name="T4">capacity build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4a initiative</text:p>
          </draw:text-box>
        </draw:frame>
        <draw:frame presentation:style-name="pr5" draw:layer="layout" svg:width="25.191cm" svg:height="15.88cm" svg:x="1.399cm" svg:y="4.446cm" presentation:class="outline" presentation:user-transformed="true">
          <draw:text-box>
            <text:p><text:span text:style-name="T13">Coordination by JRC, Ernesto Jardim:</text:span></text:p>
            <text:list text:style-name="L3">
              <text:list-item>
                <text:p><text:span text:style-name="T14">A number of scientists (33) showed interest on the initiative, coming from distinct regions: </text:span><text:span text:style-name="T15">South Africa</text:span><text:span text:style-name="T14">,</text:span><text:span text:style-name="T15"> USA</text:span><text:span text:style-name="T14">,</text:span><text:span text:style-name="T15"> Canada</text:span><text:span text:style-name="T14">,</text:span><text:span text:style-name="T15"> Australia</text:span><text:span text:style-name="T14">,</text:span><text:span text:style-name="T15"> New Zealand</text:span><text:span text:style-name="T14"> and </text:span><text:span text:style-name="T15">Europe</text:span><text:span text:style-name="T14">. </text:span></text:p>
              </text:list-item>
              <text:list-item>
                <text:p><text:span text:style-name="T14">As well as a number of International Organizations showed interest like </text:span><text:span text:style-name="T15">ICES</text:span><text:span text:style-name="T14">,</text:span><text:span text:style-name="T15"> ICCAT</text:span><text:span text:style-name="T14">,</text:span><text:span text:style-name="T15"> FAO</text:span><text:span text:style-name="T14">.</text:span></text:p>
              </text:list-item>
              <text:list-item>
                <text:p><text:span text:style-name="T14">Efforts are being done to coordinate with all and avoid replication of work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1.437cm" presentation:class="title" presentation:user-transformed="true">
          <draw:text-box>
            <text:p>a4a kick-off meeting<text:line-break/><text:span text:style-name="T16">(29/02-02/03 @ JRC)</text:span></text:p>
          </draw:text-box>
        </draw:frame>
        <draw:frame presentation:style-name="pr9" draw:text-style-name="P10" draw:layer="layout" svg:width="25.191cm" svg:height="5.717cm" svg:x="1.4cm" svg:y="7.645cm" presentation:class="outline" presentation:user-transformed="true">
          <draw:text-box>
            <text:p text:style-name="P9"><text:span text:style-name="T17">Brainstorm</text:span></text:p>
            <text:p text:style-name="P9"><text:span text:style-name="T17">Consolidate ideas</text:span></text:p>
            <text:p text:style-name="P9"><text:span text:style-name="T17">Design experim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4a kick-off meeting</text:p>
          </draw:text-box>
        </draw:frame>
        <draw:frame presentation:style-name="pr7" draw:text-style-name="P12" draw:layer="layout" svg:width="12.191cm" svg:height="14.944cm" svg:x="0.634cm" svg:y="5.511cm" presentation:class="outline" presentation:user-transformed="true">
          <draw:text-box>
            <text:p text:style-name="P11"><text:span text:style-name="T18">Leire Ibaibarriaga (AZTI, Spain)</text:span></text:p>
            <text:p text:style-name="P11"><text:span text:style-name="T18">Jose de Oliveira (CEFAS, UK)</text:span></text:p>
            <text:p text:style-name="P11"><text:span text:style-name="T18">Finlay Scott (CEFAS, UK)</text:span></text:p>
            <text:p text:style-name="P11"><text:span text:style-name="T18">Andrew Cooper (SMU, Canada)</text:span></text:p>
            <text:p text:style-name="P11"><text:span text:style-name="T18">Ruben Roa (SAU, South Arabia)</text:span></text:p>
            <text:p text:style-name="P11"><text:span text:style-name="T18">Einer Nielsen (DTU, Denmark)</text:span></text:p>
            <text:p text:style-name="P11"><text:span text:style-name="T18"/></text:p>
          </draw:text-box>
        </draw:frame>
        <draw:frame presentation:style-name="pr5" draw:text-style-name="P12" draw:layer="layout" svg:width="13.966cm" svg:height="13.674cm" svg:x="13.965cm" svg:y="5.511cm" presentation:class="outline" presentation:user-transformed="true">
          <draw:text-box>
            <text:p text:style-name="P11"><text:span text:style-name="T18">Gary Carvalho (Bangor, UK)</text:span></text:p>
            <text:p text:style-name="P11"><text:span text:style-name="T18">Manuela Azevedo (IPIMAR, Portugal)</text:span></text:p>
            <text:p text:style-name="P11"><text:span text:style-name="T18">Chato Osio (</text:span><text:span text:style-name="T19">JRC</text:span><text:span text:style-name="T18">, EC)</text:span></text:p>
            <text:p text:style-name="P11"><text:span text:style-name="T18">Iago Mosqueira (</text:span><text:span text:style-name="T19">JRC</text:span><text:span text:style-name="T18">, EC)</text:span></text:p>
            <text:p text:style-name="P11"><text:span text:style-name="T18">Ernesto Jardim (</text:span><text:span text:style-name="T19">JRC</text:span><text:span text:style-name="T18">, EC)</text:span></text:p>
            <text:p text:style-name="P11"><text:span text:style-name="T18">Jann Martinsohn (</text:span><text:span text:style-name="T19">JRC</text:span><text:span text:style-name="T18">, EC)</text:span></text:p>
            <text:p text:style-name="P11"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4a kick-off meeting results</text:p>
          </draw:text-box>
        </draw:frame>
        <draw:frame draw:style-name="gr3" draw:text-style-name="P14" draw:layer="layout" svg:width="25.392cm" svg:height="15.443cm" svg:x="1.269cm" svg:y="4.446cm">
          <draw:text-box>
            <text:p text:style-name="P13"><text:span text:style-name="T21">What is a “moderate data stock”</text:span></text:p>
            <text:p text:style-name="P13"><text:span text:style-name="T21"/></text:p>
            <text:list text:style-name="L6">
              <text:list-item>
                <text:p text:style-name="P13"><text:span text:style-name="T22"><text:s/></text:span><text:span text:style-name="T22">Exploitation</text:span></text:p>
                <text:list>
                  <text:list-item>
                    <text:list>
                      <text:list-item>
                        <text:p text:style-name="P13"><text:span text:style-name="T16">Nominal effort</text:span></text:p>
                      </text:list-item>
                      <text:list-item>
                        <text:p text:style-name="P13"><text:span text:style-name="T16">Volume (L, D)</text:span></text:p>
                      </text:list-item>
                      <text:list-item>
                        <text:p text:style-name="P13"><text:span text:style-name="T16">Length frequencies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22"><text:s/></text:span><text:span text:style-name="T22">Biology</text:span></text:p>
                <text:list>
                  <text:list-item>
                    <text:list>
                      <text:list-item>
                        <text:p text:style-name="P13"><text:span text:style-name="T16">Information based knife edge mat ogive (minimum)</text:span></text:p>
                      </text:list-item>
                      <text:list-item>
                        <text:p text:style-name="P13"><text:span text:style-name="T16">Indications for growth model (minimum)</text:span></text:p>
                      </text:list-item>
                      <text:list-item>
                        <text:p text:style-name="P13"><text:span text:style-name="T16">Length – weight relationship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22"><text:s/></text:span><text:span text:style-name="T22">Index of abundan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4" draw:text-style-name="P17" draw:layer="layout" svg:width="26.67cm" svg:height="13.262cm" svg:x="0.635cm" svg:y="4.846cm">
          <draw:text-box>
            <text:p text:style-name="P15"><text:span text:style-name="T23">How</text:span><text:span text:style-name="T13"> can genetics help fisheries management ?</text:span></text:p>
            <text:p text:style-name="P15"><text:span text:style-name="T23">Which</text:span><text:span text:style-name="T13"> stock assessment model are we looking for ?</text:span></text:p>
            <text:list text:style-name="L2">
              <text:list-item>
                <text:p text:style-name="P16"><text:span text:style-name="T24"><text:s/></text:span><text:span text:style-name="T25">Model to be applied rapidly to a wide range of situations</text:span></text:p>
              </text:list-item>
              <text:list-item>
                <text:p text:style-name="P16"><text:span text:style-name="T25"><text:s/></text:span><text:span text:style-name="T25">Results must be used for advise on a quantitative basis</text:span></text:p>
              </text:list-item>
            </text:list>
            <text:p text:style-name="P15"><text:span text:style-name="T23">Which</text:span><text:span text:style-name="T13"> advise methodology can be developed ?</text:span></text:p>
            <text:p text:style-name="P15"><text:span text:style-name="T23">What</text:span><text:span text:style-name="T13"> simulation experiment shall we carry on ?</text:span></text:p>
            <text:p text:style-name="P15"><text:span text:style-name="T23">How</text:span><text:span text:style-name="T13"> can a4a be operationalized ?</text:span></text:p>
          </draw:text-box>
        </draw:frame>
        <draw:frame presentation:style-name="pr8" draw:layer="layout" svg:width="25.191cm" svg:height="3.507cm" svg:x="1.4cm" svg:y="0.837cm" presentation:class="title" presentation:user-transformed="true">
          <draw:text-box>
            <text:p>a4a kick-off meeting resul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5" draw:text-style-name="P19" draw:layer="layout" svg:width="24.757cm" svg:height="5.461cm" svg:x="1.617cm" svg:y="4.672cm">
          <draw:text-box>
            <text:p text:style-name="P18"><text:span text:style-name="T26">Thank you for your attention !</text:span></text:p>
            <text:p text:style-name="P18"><text:span text:style-name="T26"/></text:p>
            <text:p text:style-name="P18"><text:span text:style-name="T26">Questions 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DejaVu Sans'" style:font-family-generic="swiss" style:font-pitch="variable" fo:font-size="16pt" fo:font-weight="bold" style:font-family-asian="'DejaVu Sans'" style:font-family-generic-asian="swiss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style:font-pitch="variable" fo:font-size="14pt" fo:font-style="italic" fo:font-weight="bold" style:font-family-asian="'DejaVu Sans'" style:font-family-generic-asian="swiss" style:font-pitch-asian="variable" style:font-size-asian="14pt" style:font-style-asian="italic" style:font-weight-asian="bold" style:font-family-complex="'DejaVu Sans'" style:font-family-generic-complex="swiss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DejaVu Sans'" style:font-family-generic="swiss" style:font-pitch="variable" fo:font-size="14pt" fo:font-weight="bold" style:font-family-asian="'DejaVu Sans'" style:font-family-generic-asian="swiss" style:font-pitch-asian="variable" style:font-size-asian="14pt" style:font-weight-asian="bold" style:font-family-complex="'DejaVu Sans'" style:font-family-generic-complex="swiss" style:font-pitch-complex="variable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StarSymbol, 'Arial Unicode MS'" fo:font-size="9pt" style:font-family-asian="StarSymbol, 'Arial Unicode MS'" style:font-size-asian="9pt" style:font-family-complex="StarSymbol, 'Arial Unicode MS'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fill-image-width="0cm" draw:fill-image-height="0cm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9fb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f549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f5494" style:text-outline="false" style:text-line-through-style="none" style:text-position="0% 100%" fo:font-family="Verdana" style:font-family-generic="swiss" style:font-pitch="variable" fo:font-size="26.5pt" fo:font-style="italic" fo:text-shadow="none" style:text-underline-style="none" fo:font-weight="normal" style:letter-kerning="true" style:font-family-asian="'WenQuanYi Micro Hei'" style:font-family-generic-asian="system" style:font-pitch-asian="variable" style:font-size-asian="24pt" style:font-style-asian="italic" style:font-weight-asian="normal" style:font-family-complex="'Lohit Hindi'" style:font-family-generic-complex="system" style:font-pitch-complex="variable" style:font-size-complex="24pt" style:font-style-complex="italic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f5494" style:text-line-through-style="none" style:text-position="0% 100%" fo:font-family="Verdana" style:font-family-generic="swiss" style:font-pitch="variable" fo:font-size="22.1000003814697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3.496cm" fo:margin-right="0cm" fo:margin-top="0.135cm" fo:margin-bottom="0cm" fo:line-height="100%" fo:text-align="start" fo:text-indent="-0.699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f5494" style:text-line-through-style="none" style:text-position="0% 100%" fo:font-family="Verdana" style:font-family-generic="swiss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9fba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f5494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30pt" style:font-style-asian="normal" style:font-weight-asian="bold" style:font-family-complex="'Lohit Hindi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f549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96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543cm"/>
          <style:tab-stop style:position="4.083cm"/>
          <style:tab-stop style:position="6.623cm"/>
          <style:tab-stop style:position="9.163cm"/>
          <style:tab-stop style:position="11.703cm"/>
          <style:tab-stop style:position="14.243cm"/>
          <style:tab-stop style:position="16.783cm"/>
          <style:tab-stop style:position="19.323cm"/>
          <style:tab-stop style:position="21.863cm"/>
          <style:tab-stop style:position="24.403cm"/>
          <style:tab-stop style:position="26.943cm"/>
        </style:tab-stops>
      </style:paragraph-properties>
      <style:text-properties fo:color="#0f5494" style:text-outline="false" style:text-line-through-style="none" style:text-position="0% 100%" fo:font-family="Verdana" style:font-family-generic="swiss" style:font-pitch="variable" fo:font-size="33.5pt" fo:font-style="normal" fo:text-shadow="none" style:text-underline-style="none" fo:font-weight="bold" style:letter-kerning="true" style:font-family-asian="'WenQuanYi Micro Hei'" style:font-family-generic-asian="system" style:font-pitch-asian="variable" style:font-size-asian="30pt" style:font-style-asian="normal" style:font-weight-asian="bold" style:font-family-complex="'Lohit Hindi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71cm" svg:stroke-color="#0f5494" draw:stroke-linejoin="miter" draw:fill="solid" draw:fill-color="#0f5494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133176" draw:stroke-linejoin="miter" draw:fill="solid" draw:fill-color="#133176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1-backgroundobjects" style:list-style-name="ML3">
      <style:graphic-properties draw:stroke="none" draw:fill="none" draw:fill-color="#bbe0e3" draw:auto-grow-height="false" draw:auto-grow-width="false" fo:min-height="1.325cm" fo:min-width="0cm" fo:wrap-option="wrap"/>
    </style:style>
    <style:style style:name="Mpr5" style:family="presentation" style:parent-style-name="Title1-backgroundobjects" style:list-style-name="ML3">
      <style:graphic-properties draw:stroke="none" draw:fill="none" draw:fill-color="#bbe0e3" draw:auto-grow-height="false" draw:auto-grow-width="false" fo:min-height="1.325cm" fo:min-width="0cm" fo:wrap-option="wrap"/>
    </style:style>
    <style:style style:name="Mpr6" style:family="presentation" style:parent-style-name="Title1-backgroundobjects" style:list-style-name="ML3">
      <style:graphic-properties draw:stroke="none" draw:fill="none" draw:fill-color="#bbe0e3" draw:auto-grow-height="false" draw:auto-grow-width="false" fo:min-height="1.325cm" fo:min-width="0cm" fo:wrap-option="wrap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writing-mode="lr-tb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2" style:family="paragraph">
      <style:paragraph-properties fo:text-align="center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style:paragraph-properties fo:margin-left="0cm" fo:margin-right="0cm" fo:text-indent="0cm" style:writing-mode="lr-tb" style:font-independent-line-spacing="true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Verdana" style:font-family-generic="swiss" style:font-pitch="variable" fo:font-size="12pt" fo:language="en" fo:country="GB" fo:font-weight="bold" style:font-size-asian="12pt" style:font-weight-asian="bold" style:font-size-complex="12pt" style:font-weight-complex="bold"/>
    </style:style>
    <style:style style:name="MT3" style:family="text">
      <style:text-properties fo:color="#ffffff" fo:font-family="Verdana" style:font-family-generic="swiss" style:font-pitch="variable" fo:font-size="14pt" fo:language="en" fo:country="GB" style:font-size-asian="14pt" style:font-size-complex="14pt"/>
    </style:style>
    <style:style style:name="MT4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custom-shape draw:name="Rectangle 3" draw:style-name="Mgr3" draw:text-style-name="MP4" draw:layer="backgroundobjects" svg:width="28.102cm" svg:height="18.001cm" svg:x="0.002cm" svg:y="3.004cm">
        <text:p/>
        <draw:enhanced-geometry svg:viewBox="0 0 21600 21600" draw:type="rectangle" draw:enhanced-path="M 0 0 L 21600 0 21600 21600 0 21600 0 0 Z N"/>
      </draw:custom-shape>
      <draw:frame draw:name="Picture 6" draw:style-name="Mgr4" draw:text-style-name="MP5" draw:layer="backgroundobjects" svg:width="4.397cm" svg:height="3.059cm" svg:x="11.784cm" svg:y="0.792cm">
        <draw:image xlink:href="Pictures/2000010200002469000019336D173A0B.wmf" xlink:type="simple" xlink:show="embed" xlink:actuate="onLoad">
          <text:p/>
        </draw:image>
      </draw:frame>
      <draw:frame presentation:style-name="Title1-title" draw:layer="backgroundobjects" svg:width="15.429cm" svg:height="3.087cm" svg:x="12.23cm" svg:y="7.525cm" presentation:class="title" presentation:placeholder="true">
        <draw:text-box/>
      </draw:frame>
      <draw:frame presentation:style-name="Mpr4" draw:text-style-name="MP7" draw:layer="backgroundobjects" svg:width="6.532cm" svg:height="1.46cm" svg:x="1.397cm" svg:y="19.127cm" presentation:class="date-time">
        <draw:text-box>
          <text:list text:style-name="ML3">
            <text:list-header>
              <text:p text:style-name="MP6"><text:span text:style-name="MT2"><presentation:date-time/></text:span></text:p>
            </text:list-header>
          </text:list>
        </draw:text-box>
      </draw:frame>
      <draw:frame presentation:style-name="Mpr5" draw:text-style-name="MP9" draw:layer="backgroundobjects" svg:width="8.864cm" svg:height="1.46cm" svg:x="9.562cm" svg:y="19.127cm" presentation:class="footer">
        <draw:text-box>
          <text:list text:style-name="ML3">
            <text:list-header>
              <text:p text:style-name="MP8"><text:span text:style-name="MT3"><presentation:footer/></text:span></text:p>
            </text:list-header>
          </text:list>
        </draw:text-box>
      </draw:frame>
      <draw:frame presentation:style-name="Mpr6" draw:text-style-name="MP11" draw:layer="backgroundobjects" svg:width="6.532cm" svg:height="1.46cm" svg:x="20.058cm" svg:y="19.127cm" presentation:class="page-number">
        <draw:text-box>
          <text:list text:style-name="ML3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custom-shape draw:name="Rectangle 6" draw:style-name="Mgr5" draw:text-style-name="MP4" draw:layer="backgroundobjects" svg:width="1.871cm" svg:height="0.662cm" svg:x="13.06cm" svg:y="20.397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4.631cm" svg:height="12.183cm" svg:x="1.399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rect draw:style-name="Mgr6" draw:text-style-name="MP12" draw:layer="backgroundobjects" svg:width="21.59cm" svg:height="27.94cm" svg:x="0cm" svg:y="0cm">
          <text:p/>
        </draw:rect>
        <draw:frame presentation:style-name="Mpr7" draw:text-style-name="MP14" draw:layer="backgroundobjects" svg:width="9.359cm" svg:height="1.4cm" svg:x="0cm" svg:y="0cm" presentation:class="header">
          <draw:text-box>
            <text:list text:style-name="ML1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7" draw:text-style-name="MP16" draw:layer="backgroundobjects" svg:width="9.359cm" svg:height="1.4cm" svg:x="12.228cm" svg:y="0cm" presentation:class="date-time">
          <draw:text-box>
            <text:list text:style-name="ML1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5.768cm" svg:height="10.481cm" svg:x="2.913cm" svg:y="2.094cm" presentation:class="page"/>
        <draw:frame presentation:style-name="Title1-notes" draw:layer="backgroundobjects" svg:width="17.277cm" svg:height="12.577cm" svg:x="2.157cm" svg:y="13.271cm" presentation:class="notes" presentation:placeholder="true">
          <draw:text-box/>
        </draw:frame>
        <draw:frame presentation:style-name="Mpr8" draw:text-style-name="MP14" draw:layer="backgroundobjects" svg:width="9.359cm" svg:height="1.401cm" svg:x="0cm" svg:y="26.538cm" presentation:class="footer">
          <draw:text-box>
            <text:list text:style-name="ML1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8" draw:text-style-name="MP16" draw:layer="backgroundobjects" svg:width="9.359cm" svg:height="1.401cm" svg:x="12.228cm" svg:y="26.538cm" presentation:class="page-number">
          <draw:text-box>
            <text:list text:style-name="ML1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3T09:11:43</meta:creation-date>
    <meta:editing-duration>PT20H1M40S</meta:editing-duration>
    <meta:editing-cycles>41</meta:editing-cycles>
    <dc:date>2012-03-13T22:25:12</dc:date>
    <meta:generator>LibreOffice/3.5$Linux_X86_64 LibreOffice_project/350m1$Build-13</meta:generator>
    <meta:print-date>2011-09-13T13:44:30</meta:print-date>
    <meta:document-statistic meta:object-count="93"/>
  </office:meta>
</office:document-meta>
</file>